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A0B4699E5E75A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21cm" svg:x="1.048cm" svg:y="4.25cm">
          <draw:image xlink:href="Pictures/100000000000078000000438AA0B4699E5E75A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0T08:35:17.258000000</dc:date>
    <meta:editing-duration>PT59S</meta:editing-duration>
    <meta:editing-cycles>1</meta:editing-cycles>
    <meta:document-statistic meta:object-count="1"/>
    <meta:generator>LibreOffice/7.4.1.2$Windows_X86_64 LibreOffice_project/3c58a8f3a960df8bc8fd77b461821e42c061c5f0</meta:generator>
  </office:meta>
</office:document-meta>
</file>